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H8"/>
    </style:style>
    <style:style style:name="ce4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H8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H8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H8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6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4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7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7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454" table:number-columns-spanned="2" table:number-rows-spanned="1"/>
          <table:covered-table-cell table:style-name="ce460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455" table:number-columns-spanned="2" table:number-rows-spanned="1"/>
          <table:covered-table-cell table:style-name="ce461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51" table:number-columns-spanned="2" table:number-rows-spanned="1"/>
          <table:covered-table-cell table:style-name="ce651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J8:'RTS-Template'.AM8 'RTS-Template'.B8:'RTS-Template'.K9 'RTS-Template'.AJ9:'RTS-Template'.AO9 'RTS-Template'.AO8:'RTS-Template'.AO8 'RTS-Template'.AR8:'RTS-Template'.AY9 'RTS-Template'.AC8:'RTS-Template'.AG8 'RTS-Template'.P9:'RTS-Template'.AG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AH8:'RTS-Template'.AI9">
            <calcext:condition calcext:apply-style-name="ConditionalStyle_1" calcext:value="!=&quot;&quot;" calcext:base-cell-address="'RTS-Template'.AH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63"/>
        <table:table-column table:style-name="co6" table:default-cell-style-name="ce663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3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5" office:value-type="string" calcext:value-type="string">
            <text:p>Δt<text:span text:style-name="T1">exec</text:span></text:p>
          </table:table-cell>
          <table:table-cell table:style-name="ce668"/>
          <table:table-cell table:style-name="ce66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5" calcext:value-type="float">
            <text:p>5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5" calcext:value-type="float">
            <text:p>15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3" calcext:value-type="float">
            <text:p>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0" calcext:value-type="float">
            <text:p>10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" calcext:value-type="float">
            <text:p>1</text:p>
          </table:table-cell>
          <table:table-cell table:style-name="ce66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7" calcext:value-type="float">
            <text:p>7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3" calcext:value-type="float">
            <text:p>2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.00.0000</text:date>, <text:time style:data-style-name="N2" text:time-value="14:23:39.8012965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6T15:42:25.880945419</dc:date>
    <meta:editing-cycles>30</meta:editing-cycles>
    <meta:editing-duration>PT2H38M56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2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